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7mm"/>
    </style:style>
    <style:style style:name="co3" style:family="table-column">
      <style:table-column-properties fo:break-before="auto" style:column-width="48.01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0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0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0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0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0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0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0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0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0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0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1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1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1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2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3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4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5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6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7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8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19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20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0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0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1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1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ldera-split2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aldera-split2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0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0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0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0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0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0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0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0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0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0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1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1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1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1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1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1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1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1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1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1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1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data-network2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ta-network2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0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0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0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0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0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0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0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0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0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1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1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1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1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1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1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1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1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1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1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2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20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0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0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0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0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0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0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0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0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0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1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1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1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1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1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1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1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1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1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1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2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rganic-synthesis-split2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3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4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5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6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7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08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3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5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6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7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8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19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-split20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0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tri-net-alignment0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0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tri-net-alignment0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0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tri-net-alignment0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0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tri-net-alignment0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0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tri-net-alignment0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0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tri-net-alignment0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0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tri-net-alignment0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0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tri-net-alignment0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0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tri-net-alignment0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10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11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12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13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14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15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16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17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18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19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petri-net-alignment20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0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0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0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0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0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0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0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0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0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1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1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1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1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1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1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1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1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1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1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2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ttlers2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0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0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0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0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0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0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0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0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0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0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1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1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1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1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1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1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1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1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1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1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1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nake2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nake2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0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0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0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0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0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0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0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0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0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0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1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1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1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1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1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1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1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1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1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1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1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pider2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pider2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0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0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0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0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0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0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0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0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0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0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1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1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11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2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12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3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13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4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14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5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15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6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16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7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17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8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18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19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19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ermes20op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es20opt</text:p>
          </table:table-cell>
          <table:table-cell office:value-type="string" calcext:value-type="string">
            <text:p>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01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02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03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04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05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06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07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08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09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10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11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12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13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14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15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16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17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18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19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nurikab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urikabe20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1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2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3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7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09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0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Organic-synthesis14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1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2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3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4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5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6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7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8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09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0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1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2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3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4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5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6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7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8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19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ettlers20opt-global_features.arff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Final8-09-19.cs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09:48:53.486540253</meta:creation-date>
    <dc:date>2019-09-08T10:41:22.788557894</dc:date>
    <meta:editing-duration>PT31M9S</meta:editing-duration>
    <meta:editing-cycles>1</meta:editing-cycles>
    <meta:document-statistic meta:table-count="1" meta:cell-count="1617" meta:object-count="0"/>
    <meta:generator>LibreOffice/5.1.6.2$Linux_X86_64 LibreOffice_project/10m0$Build-2</meta:generator>
  </office:meta>
</office:document-meta>
</file>